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8000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d4ea6b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106cm" svg:stroke-color="#000000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draw:fill="none" fo:min-height="0.557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545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799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072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345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1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899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172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8cm" svg:y="3.51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0.169cm" svg:y="3.5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174cm" svg:height="1.673cm" svg:x="11.606cm" svg:y="2.29cm">
          <draw:text-box>
            <text:p>8-bit signed int </text:p>
            <text:p>(two’s complement)</text:p>
          </draw:text-box>
        </draw:frame>
        <draw:frame draw:style-name="gr4" draw:text-style-name="P4" draw:layer="layout" svg:width="1.26cm" svg:height="0.962cm" svg:x="2.819cm" svg:y="2.422cm">
          <draw:text-box>
            <text:p>2<text:span text:style-name="T2">6</text:span></text:p>
          </draw:text-box>
        </draw:frame>
        <draw:frame draw:style-name="gr4" draw:text-style-name="P4" draw:layer="layout" svg:width="1.26cm" svg:height="0.962cm" svg:x="4.057cm" svg:y="2.422cm">
          <draw:text-box>
            <text:p>2<text:span text:style-name="T2">5</text:span></text:p>
          </draw:text-box>
        </draw:frame>
        <draw:frame draw:style-name="gr4" draw:text-style-name="P4" draw:layer="layout" svg:width="1.26cm" svg:height="0.962cm" svg:x="5.319cm" svg:y="2.422cm">
          <draw:text-box>
            <text:p>2<text:span text:style-name="T2">4</text:span></text:p>
          </draw:text-box>
        </draw:frame>
        <draw:frame draw:style-name="gr4" draw:text-style-name="P4" draw:layer="layout" svg:width="1.26cm" svg:height="0.962cm" svg:x="6.581cm" svg:y="2.422cm">
          <draw:text-box>
            <text:p>2<text:span text:style-name="T2">3</text:span></text:p>
          </draw:text-box>
        </draw:frame>
        <draw:frame draw:style-name="gr4" draw:text-style-name="P4" draw:layer="layout" svg:width="1.26cm" svg:height="0.962cm" svg:x="7.857cm" svg:y="2.422cm">
          <draw:text-box>
            <text:p>2<text:span text:style-name="T2">2</text:span></text:p>
          </draw:text-box>
        </draw:frame>
        <draw:frame draw:style-name="gr4" draw:text-style-name="P4" draw:layer="layout" svg:width="1.26cm" svg:height="0.962cm" svg:x="9.138cm" svg:y="2.422cm">
          <draw:text-box>
            <text:p>2<text:span text:style-name="T2">1</text:span></text:p>
          </draw:text-box>
        </draw:frame>
        <draw:frame draw:style-name="gr4" draw:text-style-name="P4" draw:layer="layout" svg:width="1.26cm" svg:height="0.962cm" svg:x="10.437cm" svg:y="2.422cm">
          <draw:text-box>
            <text:p>2<text:span text:style-name="T2">0</text:span></text:p>
          </draw:text-box>
        </draw:frame>
        <draw:custom-shape draw:style-name="gr5" draw:text-style-name="P5" draw:layer="layout" svg:width="1.27cm" svg:height="1.27cm" svg:x="1.277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33cm" svg:height="1.673cm" svg:x="1.402cm" svg:y="2.422cm">
          <draw:text-box>
            <text:p>-2<text:span text:style-name="T2">7</text:span></text:p>
          </draw:text-box>
        </draw:frame>
        <draw:custom-shape draw:style-name="gr1" draw:text-style-name="P1" draw:layer="layout" svg:width="1.27cm" svg:height="1.27cm" svg:x="2.537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791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064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337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1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891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164cm" svg:y="7.2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cm" svg:y="8.24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0.161cm" svg:y="8.23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47cm" svg:height="1.673cm" svg:x="11.598cm" svg:y="7.434cm">
          <draw:text-box>
            <text:p>8-bit unsigned int </text:p>
          </draw:text-box>
        </draw:frame>
        <draw:frame draw:style-name="gr4" draw:text-style-name="P4" draw:layer="layout" svg:width="1.26cm" svg:height="0.962cm" svg:x="2.811cm" svg:y="7.151cm">
          <draw:text-box>
            <text:p>2<text:span text:style-name="T2">6</text:span></text:p>
          </draw:text-box>
        </draw:frame>
        <draw:frame draw:style-name="gr4" draw:text-style-name="P4" draw:layer="layout" svg:width="1.26cm" svg:height="0.962cm" svg:x="4.049cm" svg:y="7.151cm">
          <draw:text-box>
            <text:p>2<text:span text:style-name="T2">5</text:span></text:p>
          </draw:text-box>
        </draw:frame>
        <draw:frame draw:style-name="gr4" draw:text-style-name="P4" draw:layer="layout" svg:width="1.26cm" svg:height="0.962cm" svg:x="5.311cm" svg:y="7.151cm">
          <draw:text-box>
            <text:p>2<text:span text:style-name="T2">4</text:span></text:p>
          </draw:text-box>
        </draw:frame>
        <draw:frame draw:style-name="gr4" draw:text-style-name="P4" draw:layer="layout" svg:width="1.26cm" svg:height="0.962cm" svg:x="6.573cm" svg:y="7.151cm">
          <draw:text-box>
            <text:p>2<text:span text:style-name="T2">3</text:span></text:p>
          </draw:text-box>
        </draw:frame>
        <draw:frame draw:style-name="gr4" draw:text-style-name="P4" draw:layer="layout" svg:width="1.26cm" svg:height="0.962cm" svg:x="7.849cm" svg:y="7.151cm">
          <draw:text-box>
            <text:p>2<text:span text:style-name="T2">2</text:span></text:p>
          </draw:text-box>
        </draw:frame>
        <draw:frame draw:style-name="gr4" draw:text-style-name="P4" draw:layer="layout" svg:width="1.26cm" svg:height="0.962cm" svg:x="9.13cm" svg:y="7.151cm">
          <draw:text-box>
            <text:p>2<text:span text:style-name="T2">1</text:span></text:p>
          </draw:text-box>
        </draw:frame>
        <draw:frame draw:style-name="gr4" draw:text-style-name="P4" draw:layer="layout" svg:width="1.26cm" svg:height="0.962cm" svg:x="10.429cm" svg:y="7.151cm">
          <draw:text-box>
            <text:p>2<text:span text:style-name="T2">0</text:span></text:p>
          </draw:text-box>
        </draw:frame>
        <draw:custom-shape draw:style-name="gr1" draw:text-style-name="P1" draw:layer="layout" svg:width="1.27cm" svg:height="1.27cm" svg:x="1.269cm" svg:y="7.26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33cm" svg:height="1.673cm" svg:x="1.394cm" svg:y="7.151cm">
          <draw:text-box>
            <text:p><text:s/>2<text:span text:style-name="T2">7</text:span></text:p>
          </draw:text-box>
        </draw:frame>
        <draw:frame draw:style-name="gr6" draw:text-style-name="P4" draw:layer="layout" svg:width="3.601cm" svg:height="0.962cm" svg:x="2.431cm" svg:y="5.07cm">
          <draw:text-box>
            <text:p>Bit position</text:p>
          </draw:text-box>
        </draw:frame>
        <draw:line draw:style-name="gr7" draw:text-style-name="P6" draw:layer="layout" svg:x1="2.629cm" svg:y1="5.258cm" svg:x2="2.034cm" svg:y2="4.349cm">
          <text:p/>
        </draw:line>
        <draw:line draw:style-name="gr8" draw:text-style-name="P6" draw:layer="layout" svg:x1="1.27cm" svg:y1="1.905cm" svg:x2="11.443cm" svg:y2="1.905cm">
          <text:p/>
        </draw:line>
        <draw:frame draw:style-name="gr9" draw:text-style-name="P7" draw:layer="layout" svg:width="3.275cm" svg:height="0.807cm" svg:x="4.683cm" svg:y="0.952cm">
          <draw:text-box>
            <text:p><text:span text:style-name="T1">N = 8 bits</text:span></text:p>
          </draw:text-box>
        </draw:frame>
        <draw:frame draw:style-name="gr10" draw:text-style-name="P8" draw:layer="layout" svg:width="6.237cm" svg:height="1.064cm" svg:x="6.985cm" svg:y="5.0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8" draw:layer="layout" svg:width="4.38cm" svg:height="1.064cm" svg:x="4.175cm" svg:y="8.9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3T19:41:36.988657282</meta:creation-date>
    <dc:date>2022-01-17T14:23:25.438860377</dc:date>
    <meta:editing-duration>PT2H12M57S</meta:editing-duration>
    <meta:editing-cycles>36</meta:editing-cycles>
    <meta:generator>LibreOffice/7.2.2.2$Linux_X86_64 LibreOffice_project/20$Build-2</meta:generator>
    <meta:document-statistic meta:object-count="44"/>
  </office:meta>
</office:document-meta>
</file>

<file path=Object 1/content.xml><?xml version="1.0" encoding="utf-8"?>
<math xmlns="http://www.w3.org/1998/Math/MathML" display="block">
  <semantics>
    <mrow>
      <mrow>
        <mi mathvariant="italic">Value</mi>
        <mo stretchy="false">=</mo>
        <mrow>
          <mrow>
            <mo stretchy="false">−</mo>
            <msup>
              <mn>2</mn>
              <mrow>
                <mi>N</mi>
                <mo stretchy="false">−</mo>
                <mn>1</mn>
              </mrow>
            </msup>
          </mrow>
          <mo stretchy="false">+</mo>
          <mrow>
            <msubsup>
              <mo stretchy="false">∑</mo>
              <mn>0</mn>
              <mrow>
                <mi>N</mi>
                <mo stretchy="false">−</mo>
                <mn>2</mn>
              </mrow>
            </msubsup>
            <msub>
              <mi>B</mi>
              <mi>i</mi>
            </msub>
          </mrow>
        </mrow>
      </mrow>
      <msup>
        <mn>2</mn>
        <mi>i</mi>
      </msup>
    </mrow>
    <annotation encoding="StarMath 5.0">Value = -2^{N-1} + sum^{N-2}_{0} B_{i} 2^{ i }</annotation>
  </semantics>
</math>
</file>

<file path=Object 2/content.xml><?xml version="1.0" encoding="utf-8"?>
<math xmlns="http://www.w3.org/1998/Math/MathML" display="block">
  <semantics>
    <mrow>
      <mrow>
        <mi mathvariant="italic">Value</mi>
        <mo stretchy="false">=</mo>
        <mrow>
          <msubsup>
            <mo stretchy="false">∑</mo>
            <mn>0</mn>
            <mrow>
              <mi>N</mi>
              <mo stretchy="false">−</mo>
              <mn>1</mn>
            </mrow>
          </msubsup>
          <msub>
            <mi>B</mi>
            <mi>i</mi>
          </msub>
        </mrow>
      </mrow>
      <msup>
        <mn>2</mn>
        <mi>i</mi>
      </msup>
    </mrow>
    <annotation encoding="StarMath 5.0">Value = sum^{N-1}_{0} B_{i} 2^{ i }</annotation>
  </semantics>
</math>
</file>